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2000002DA695DD7C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13.085cm" fo:min-width="10.42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2.544cm" svg:height="18.999cm" svg:x="-0.109cm" svg:y="-0.083cm">
            <draw:image xlink:href="Pictures/10000000000001E2000002DA695DD7C3.png" xlink:type="simple" xlink:show="embed" xlink:actuate="onLoad" draw:mime-type="image/png">
              <text:p/>
            </draw:image>
          </draw:frame>
          <draw:custom-shape draw:style-name="gr3" draw:text-style-name="P2" draw:layer="layout" svg:width="11cm" svg:height="13.415cm" draw:transform="skewX (0.0020943951023932) rotate (0.0020943951023932) translate (0.666cm 3.4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38cm" fo:page-height="18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21:45:46.181062709</dc:date>
    <meta:editing-duration>PT18M47S</meta:editing-duration>
    <meta:editing-cycles>5</meta:editing-cycles>
    <meta:generator>LibreOffice/24.2.6.2$Linux_X86_64 LibreOffice_project/420$Build-2</meta:generator>
    <meta:document-statistic meta:object-count="3"/>
  </office:meta>
</office:document-meta>
</file>